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92cm" table:align="left"/>
    </style:style>
    <style:style style:name="Table1.A" style:family="table-column">
      <style:table-column-properties style:column-width="1.783cm"/>
    </style:style>
    <style:style style:name="Table1.B" style:family="table-column">
      <style:table-column-properties style:column-width="2.778cm"/>
    </style:style>
    <style:style style:name="Table1.C" style:family="table-column">
      <style:table-column-properties style:column-width="2.431cm"/>
    </style:style>
    <style:style style:name="Table1.A1" style:family="table-cell">
      <style:table-cell-properties style:vertical-align="middle" fo:padding="0cm" fo:border="none"/>
    </style:style>
    <style:style style:name="Table1.B1" style:family="table-cell">
      <style:table-cell-properties style:vertical-align="bottom" fo:padding="0cm" fo:border="none"/>
    </style:style>
    <style:style style:name="Table2" style:family="table">
      <style:table-properties style:width="10.599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8.834cm"/>
    </style:style>
    <style:style style:name="Table2.A1" style:family="table-cell">
      <style:table-cell-properties style:vertical-align="bottom" fo:padding="0cm" fo:border="none"/>
    </style:style>
    <style:style style:name="Table2.A2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able_20_Contents">
      <style:paragraph-properties fo:margin-left="0cm" fo:margin-right="0cm" fo:margin-top="0cm" fo:margin-bottom="0cm" fo:text-indent="0cm" style:auto-text-indent="false"/>
      <style:text-properties style:font-name="Liberation Serif"/>
    </style:style>
    <style:style style:name="P3" style:family="paragraph" style:parent-style-name="Table_20_Contents">
      <style:paragraph-properties fo:margin-top="0cm" fo:margin-bottom="0cm"/>
      <style:text-properties style:font-name="Liberation Serif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text-properties style:font-name="Liberation Serif"/>
    </style:style>
    <style:style style:name="P9" style:family="paragraph" style:parent-style-name="Text_20_body">
      <style:paragraph-properties fo:text-align="center" style:justify-single-word="false"/>
      <style:text-properties style:font-name="Liberation Serif" fo:font-size="18pt" style:font-size-asian="18pt" style:font-size-complex="18pt"/>
    </style:style>
    <style:style style:name="P10" style:family="paragraph" style:parent-style-name="Text_20_body">
      <style:paragraph-properties fo:margin-left="0cm" fo:margin-right="0cm" fo:margin-top="0cm" fo:margin-bottom="0cm" fo:text-indent="0cm" style:auto-text-indent="false" fo:background-color="transparent" fo:padding="0cm" fo:border="none">
        <style:background-image xlink:href="https://www.lpi.org/themes/lpi/assets/images/icons/icon-checkbox.png" xlink:type="simple" xlink:actuate="onLoad" style:position="center left" style:repeat="no-repeat"/>
      </style:paragraph-properties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11" style:family="paragraph" style:parent-style-name="Text_20_body" style:list-style-name="L1">
      <style:paragraph-properties fo:margin-left="0cm" fo:margin-right="0cm" fo:margin-top="0cm" fo:margin-bottom="0cm" fo:text-indent="0cm" style:auto-text-indent="false" fo:background-color="transparent" fo:padding="0cm" fo:border="none">
        <style:background-image xlink:href="https://www.lpi.org/themes/lpi/assets/images/icons/icon-checkbox.png" xlink:type="simple" xlink:actuate="onLoad" style:position="center left" style:repeat="no-repeat"/>
      </style:paragraph-properties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left="0cm" fo:margin-right="0cm" fo:margin-top="0cm" fo:margin-bottom="0cm" fo:text-indent="0cm" style:auto-text-indent="false" fo:background-color="transparent" fo:padding="0cm" fo:border="none">
        <style:background-image xlink:href="https://www.lpi.org/themes/lpi/assets/images/icons/icon-checkbox.png" xlink:type="simple" xlink:actuate="onLoad" style:position="center left" style:repeat="no-repeat"/>
      </style:paragraph-properties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13" style:family="paragraph" style:parent-style-name="Text_20_body" style:list-style-name="L1">
      <style:paragraph-properties fo:margin-left="0cm" fo:margin-right="0cm" fo:margin-top="0cm" fo:margin-bottom="0cm" fo:text-indent="0cm" style:auto-text-indent="false" fo:background-color="transparent" fo:padding="0cm" fo:border="none">
        <style:background-image xlink:href="https://www.lpi.org/themes/lpi/assets/images/icons/icon-checkbox.png" xlink:type="simple" xlink:actuate="onLoad" style:position="center left" style:repeat="no-repeat"/>
      </style:paragraph-properties>
      <style:text-properties fo:font-variant="normal" fo:text-transform="none" fo:color="#000000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 style:list-style-name="L2">
      <style:paragraph-properties fo:margin-left="0cm" fo:margin-right="0cm" fo:margin-top="0cm" fo:margin-bottom="0cm" fo:text-indent="0cm" style:auto-text-indent="false" fo:background-color="transparent" fo:padding="0cm" fo:border="none">
        <style:background-image xlink:href="https://www.lpi.org/themes/lpi/assets/images/icons/icon-checkbox.png" xlink:type="simple" xlink:actuate="onLoad" style:position="center left" style:repeat="no-repeat"/>
      </style:paragraph-properties>
      <style:text-properties fo:font-variant="normal" fo:text-transform="none" fo:color="#000000" style:font-name="Liberation Serif" fo:letter-spacing="normal" fo:font-style="normal" fo:font-weight="normal"/>
    </style:style>
    <style:style style:name="P15" style:family="paragraph" style:parent-style-name="Standard">
      <style:text-properties style:font-name="Liberation Serif"/>
    </style:style>
    <style:style style:name="P16" style:family="paragraph" style:parent-style-name="Table_20_Heading">
      <style:paragraph-properties fo:margin-left="0cm" fo:margin-right="0cm" fo:text-indent="0cm" style:auto-text-indent="false"/>
      <style:text-properties style:font-name="Liberation Serif" fo:font-size="2pt" style:font-size-asian="2pt" style:font-size-complex="2pt"/>
    </style:style>
    <style:style style:name="P17" style:family="paragraph" style:parent-style-name="Table_20_Heading">
      <style:paragraph-properties fo:margin-left="0cm" fo:margin-right="0cm" fo:margin-top="0cm" fo:margin-bottom="0cm" fo:text-align="start" style:justify-single-word="false" fo:text-indent="0cm" style:auto-text-indent="false"/>
      <style:text-properties style:font-name="Liberation Serif"/>
    </style:style>
    <style:style style:name="P18" style:family="paragraph" style:parent-style-name="Heading_20_3">
      <style:paragraph-properties fo:text-align="center" style:justify-single-word="false"/>
      <style:text-properties style:font-name="Liberation Serif" fo:font-size="18pt" style:font-size-asian="18pt" style:font-size-complex="18pt"/>
    </style:style>
    <style:style style:name="T1" style:family="text">
      <style:text-properties fo:font-variant="normal" fo:text-transform="none" fo:color="#000000" style:font-name="Liberation Serif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fo:color="#ff3333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3"><text:bookmark text:name="section-104.7"/>104.7 Find system files and place files in the correct location</text:h>
      <text:p text:style-name="P9"/>
      <text:p text:style-name="P4">Understand the Filesystem Hierarchy Standard (FHS), including typical file locations and directory classifications. Tasks include understanding the correct locations of files under the FHS, finding files and commands on a Linux system, and learning the location and purpose of important file and directories as defined in the FHS.</text:p>
      <text:p text:style-name="P4"/>
      <text:p text:style-name="P5">Two types of files :<text:line-break/>shareable = can be used on several systems<text:line-break/>unshareable = can be used only on the current system<text:line-break/><text:line-break/>static = files modified by admin only (installing, upgrading etc ...)</text:p>
      <text:p text:style-name="P5">variable = the rest, logs, spool files, databases etc …<text:line-break/></text:p>
      <text:p text:style-name="P7"><text:span text:style-name="Emphasis"><text:span text:style-name="T7">Table 1. FHS example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6"/>
            </table:table-cell>
            <table:table-cell table:style-name="Table1.B1" office:value-type="string">
              <text:p text:style-name="P17">Shareable</text:p>
            </table:table-cell>
            <table:table-cell table:style-name="Table1.B1" office:value-type="string">
              <text:p text:style-name="P17">Unshareable</text:p>
            </table:table-cell>
          </table:table-row>
        </table:table-header-rows>
        <table:table-row>
          <table:table-cell table:style-name="Table1.A1" office:value-type="string">
            <text:p text:style-name="P1"><text:span text:style-name="Strong_20_Emphasis"><text:span text:style-name="T7">Static</text:span></text:span></text:p>
          </table:table-cell>
          <table:table-cell table:style-name="Table1.A1" office:value-type="string">
            <text:p text:style-name="P2">/usr<text:line-break/>/opt</text:p>
          </table:table-cell>
          <table:table-cell table:style-name="Table1.A1" office:value-type="string">
            <text:p text:style-name="P2">/etc<text:line-break/>/boot</text:p>
          </table:table-cell>
        </table:table-row>
        <table:table-row>
          <table:table-cell table:style-name="Table1.A1" office:value-type="string">
            <text:p text:style-name="P1"><text:span text:style-name="Strong_20_Emphasis"><text:span text:style-name="T7">Variable</text:span></text:span></text:p>
          </table:table-cell>
          <table:table-cell table:style-name="Table1.A1" office:value-type="string">
            <text:p text:style-name="P2">/var/mail<text:line-break/>/var/spool/news</text:p>
          </table:table-cell>
          <table:table-cell table:style-name="Table1.A1" office:value-type="string">
            <text:p text:style-name="P3">/var/run<text:line-break/>/var/lock</text:p>
          </table:table-cell>
        </table:table-row>
      </table:table>
      <text:p text:style-name="P8"><text:line-break/></text:p>
      <text:p text:style-name="Text_20_body"><text:span text:style-name="T8">Path</text:span><text:span text:style-name="T7"><text:line-break/>env variable which contains a list of directories which have executable commands.<text:line-break/>Path is set in .bash_profile or .bashrc<text:line-break/></text:span><text:span text:style-name="Strong_20_Emphasis"><text:span text:style-name="T3">export PATH=/sbin:$PATH</text:span></text:span><text:span text:style-name="T9"> </text:span></text:p>
      <text:p text:style-name="P7"><text:span text:style-name="T1">find<text:line-break/></text:span><text:span text:style-name="T2">finds files (best command for Linux) brute force approach, scans whole dir tree so its slow<text:line-break/>find /tmp -u user = searches for files in /tmp for user<text:line-break/>find /tmp -group grp = same but for group<text:line-break/>possibility to use ! To neglate a test<text:line-break/></text:span><text:span text:style-name="Strong_20_Emphasis"><text:span text:style-name="T4">find . -maxdepth 1 -type f -perm -uga=x</text:span></text:span><text:span text:style-name="Strong_20_Emphasis"><text:span text:style-name="T2"> = finds files with permission uga (executable by everyone)<text:line-break/>find . -iregex ".*packet.*" = finds files in current dir with regex (having packet in name), case insensitive</text:span></text:span></text:p>
      <text:p text:style-name="P7"><text:span text:style-name="Strong_20_Emphasis"><text:span text:style-name="T2">-name : search by filename</text:span></text:span></text:p>
      <text:p text:style-name="P7"><text:span text:style-name="Strong_20_Emphasis"><text:span text:style-name="T2">-perm : search by permission<text:line-break/>-size : by size<text:line-break/>-gid : search by group id</text:span></text:span></text:p>
      <text:p text:style-name="P7"><text:span text:style-name="Strong_20_Emphasis"><text:span text:style-name="T2">-group : group name<text:line-break/>-uid : search by user id<text:line-break/>-user: user name</text:span></text:span></text:p>
      <text:list xml:id="list7254650221" text:style-name="L1">
        <text:list-header>
          <text:p text:style-name="P11">locate</text:p>
        </text:list-header>
      </text:list>
      <text:p text:style-name="P12">locate = whereis but faster as it uses a db instead of searching the filesystem, less powerful as find<text:line-break/>locate -S = displays db path + info</text:p>
      <text:p text:style-name="P10"><text:soft-page-break/></text:p>
      <text:list xml:id="list1268630291" text:continue-numbering="true" text:style-name="L1">
        <text:list-header>
          <text:p text:style-name="P11">updatedb<text:line-break/><text:span text:style-name="T6">database /var/lib/mlocate.db is created/updated when this command is run<text:line-break/>configured at /etc/updatedb.conf, for locate command which uses a local db<text:line-break/><text:line-break/></text:span>/etc/updatedb.conf</text:p>
        </text:list-header>
        <text:list-item>
          <text:p text:style-name="P13">updatedb conf file for locate command</text:p>
          <text:p text:style-name="P11"/>
          <text:p text:style-name="P11">whereis<text:line-break/><text:span text:style-name="T6">find location of a program, documentation or configuration files, doesnt browse all of the hierarchy, but only specific paths</text:span></text:p>
          <text:p text:style-name="P11"/>
          <text:p text:style-name="P11">which<text:line-break/><text:span text:style-name="T6">finds which command + path will be executed<text:line-break/>which xterm</text:span></text:p>
          <text:p text:style-name="P11"/>
          <text:p text:style-name="P11">type<text:line-break/><text:span text:style-name="T6">tells how a command string will be interpreted/evaluated for execution<text:line-break/>type type</text:span></text:p>
        </text:list-item>
      </text:list>
      <text:p text:style-name="P7"><text:span text:style-name="T5"><text:line-break/><text:line-break/><text:line-break/></text:span><text:span text:style-name="Emphasis"><text:span text:style-name="T7">Table 2. FHS root filesystem</text:span>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7">Directory</text:p>
            </table:table-cell>
            <table:table-cell table:style-name="Table2.A1" office:value-type="string">
              <text:p text:style-name="P17">Purpose</text:p>
            </table:table-cell>
          </table:table-row>
        </table:table-header-rows>
        <table:table-row>
          <table:table-cell table:style-name="Table2.A2" office:value-type="string">
            <text:p text:style-name="P2">bin</text:p>
          </table:table-cell>
          <table:table-cell table:style-name="Table2.A2" office:value-type="string">
            <text:p text:style-name="P2">Essential command binaries</text:p>
          </table:table-cell>
        </table:table-row>
        <table:table-row>
          <table:table-cell table:style-name="Table2.A2" office:value-type="string">
            <text:p text:style-name="P2">boot</text:p>
          </table:table-cell>
          <table:table-cell table:style-name="Table2.A2" office:value-type="string">
            <text:p text:style-name="P2">Static files of the boot loader</text:p>
          </table:table-cell>
        </table:table-row>
        <table:table-row>
          <table:table-cell table:style-name="Table2.A2" office:value-type="string">
            <text:p text:style-name="P2">dev</text:p>
          </table:table-cell>
          <table:table-cell table:style-name="Table2.A2" office:value-type="string">
            <text:p text:style-name="P2">Device files</text:p>
          </table:table-cell>
        </table:table-row>
        <table:table-row>
          <table:table-cell table:style-name="Table2.A2" office:value-type="string">
            <text:p text:style-name="P2">etc</text:p>
          </table:table-cell>
          <table:table-cell table:style-name="Table2.A2" office:value-type="string">
            <text:p text:style-name="P2">Host-specific system configuration</text:p>
          </table:table-cell>
        </table:table-row>
        <table:table-row>
          <table:table-cell table:style-name="Table2.A2" office:value-type="string">
            <text:p text:style-name="P2">lib</text:p>
          </table:table-cell>
          <table:table-cell table:style-name="Table2.A2" office:value-type="string">
            <text:p text:style-name="P2">Essential shared libraries and kernel modules</text:p>
          </table:table-cell>
        </table:table-row>
        <table:table-row>
          <table:table-cell table:style-name="Table2.A2" office:value-type="string">
            <text:p text:style-name="P2">media</text:p>
          </table:table-cell>
          <table:table-cell table:style-name="Table2.A2" office:value-type="string">
            <text:p text:style-name="P2">Mount point for removable media</text:p>
          </table:table-cell>
        </table:table-row>
        <table:table-row>
          <table:table-cell table:style-name="Table2.A2" office:value-type="string">
            <text:p text:style-name="P2">mnt</text:p>
          </table:table-cell>
          <table:table-cell table:style-name="Table2.A2" office:value-type="string">
            <text:p text:style-name="P2">Mount point for mounting a filesystem temporarily</text:p>
          </table:table-cell>
        </table:table-row>
        <table:table-row>
          <table:table-cell table:style-name="Table2.A2" office:value-type="string">
            <text:p text:style-name="P2">opt</text:p>
          </table:table-cell>
          <table:table-cell table:style-name="Table2.A2" office:value-type="string">
            <text:p text:style-name="P2">Add-on application software packages</text:p>
          </table:table-cell>
        </table:table-row>
        <table:table-row>
          <table:table-cell table:style-name="Table2.A2" office:value-type="string">
            <text:p text:style-name="P2">sbin</text:p>
          </table:table-cell>
          <table:table-cell table:style-name="Table2.A2" office:value-type="string">
            <text:p text:style-name="P2">Essential system binaries</text:p>
          </table:table-cell>
        </table:table-row>
        <table:table-row>
          <table:table-cell table:style-name="Table2.A2" office:value-type="string">
            <text:p text:style-name="P2">srv</text:p>
          </table:table-cell>
          <table:table-cell table:style-name="Table2.A2" office:value-type="string">
            <text:p text:style-name="P2">Data for services provided by this system</text:p>
          </table:table-cell>
        </table:table-row>
        <table:table-row>
          <table:table-cell table:style-name="Table2.A2" office:value-type="string">
            <text:p text:style-name="P2">tmp</text:p>
          </table:table-cell>
          <table:table-cell table:style-name="Table2.A2" office:value-type="string">
            <text:p text:style-name="P2">Temporary files</text:p>
          </table:table-cell>
        </table:table-row>
        <table:table-row>
          <table:table-cell table:style-name="Table2.A2" office:value-type="string">
            <text:p text:style-name="P2">usr</text:p>
          </table:table-cell>
          <table:table-cell table:style-name="Table2.A2" office:value-type="string">
            <text:p text:style-name="P2">Secondary hierarchy</text:p>
          </table:table-cell>
        </table:table-row>
        <table:table-row>
          <table:table-cell table:style-name="Table2.A2" office:value-type="string">
            <text:p text:style-name="P2">var</text:p>
          </table:table-cell>
          <table:table-cell table:style-name="Table2.A2" office:value-type="string">
            <text:p text:style-name="P2">Variable data</text:p>
          </table:table-cell>
        </table:table-row>
        <table:table-row>
          <table:table-cell table:style-name="Table2.A2" office:value-type="string">
            <text:p text:style-name="P2">home</text:p>
          </table:table-cell>
          <table:table-cell table:style-name="Table2.A2" office:value-type="string">
            <text:p text:style-name="P2">User home directories (optional)</text:p>
          </table:table-cell>
        </table:table-row>
        <table:table-row>
          <table:table-cell table:style-name="Table2.A2" office:value-type="string">
            <text:p text:style-name="P2">lib&lt;qual&gt;</text:p>
          </table:table-cell>
          <table:table-cell table:style-name="Table2.A2" office:value-type="string">
            <text:p text:style-name="P2">Alternate format essential shared libraries (optional)</text:p>
          </table:table-cell>
        </table:table-row>
        <table:table-row>
          <table:table-cell table:style-name="Table2.A2" office:value-type="string">
            <text:p text:style-name="P2">root</text:p>
          </table:table-cell>
          <table:table-cell table:style-name="Table2.A2" office:value-type="string">
            <text:p text:style-name="P3">Home directory for the root user (optional)</text:p>
          </table:table-cell>
        </table:table-row>
      </table:table>
      <text:p text:style-name="P4"><text:line-break/><text:line-break/></text:p>
      <text:p text:style-name="P4">Objectives</text:p>
      <text:p text:style-name="P6">Understand the correct locations of files under the FHS.</text:p>
      <text:list xml:id="list1340264150" text:style-name="L2">
        <text:list-header>
          <text:p text:style-name="P14">Find files and commands on a Linux system.</text:p>
          <text:p text:style-name="P14">Know the location and purpose of important file and directories as defined in the FHS.</text:p>
        </text:list-header>
      </text:list>
      <text:p text:style-name="P4"/>
      <text:p text:style-name="P4"><text:soft-page-break/>Todo</text:p>
      <text:p text:style-name="P4"/>
      <text:p text:style-name="P4">Sources</text:p>
      <text:p text:style-name="P15"><text:line-break/>Questions</text:p>
      <text:p text:style-name="P15"/>
      <text:p text:style-name="P15">1. What mount point should you associate with swap partitions? </text:p>
      <text:p text:style-name="P15">A. / </text:p>
      <text:p text:style-name="P15">B. /swap </text:p>
      <text:p text:style-name="P15">C. /boot </text:p>
      <text:p text:style-name="P15">D. /mem </text:p>
      <text:p text:style-name="P15">E. <text:span text:style-name="T10">None of the above</text:span></text:p>
      <text:p text:style-name="P15"/>
      <text:p text:style-name="P15">2. You’ve installed a commercial spreadsheet program called WonderCalc on a workstation. </text:p>
      <text:p text:style-name="P15">In which of the following directories are you most likely to find the program executable </text:p>
      <text:p text:style-name="P15">file? </text:p>
      <text:p text:style-name="P15">A. /usr/sbin </text:p>
      <text:p text:style-name="P15">B. /etc/X11 </text:p>
      <text:p text:style-name="P15">C. /boot </text:p>
      <text:p text:style-name="P15">D. <text:span text:style-name="T10">/opt/wcalc/bin </text:span></text:p>
      <text:p text:style-name="P15">E. /sbin/wcalc<text:line-break/><text:line-break/>3. Which of the following file-location commands is likely to take the most time to find a file </text:p>
      <text:p text:style-name="P15">that may be located anywhere on the computer (assuming the operation succeeds)? </text:p>
      <text:p text:style-name="P15">A. <text:span text:style-name="T10">The find command. </text:span></text:p>
      <text:p text:style-name="P15">B. The locate command. </text:p>
      <text:p text:style-name="P15">C. The whereis command. </text:p>
      <text:p text:style-name="P15">D. The type command. </text:p>
      <text:p text:style-name="P15">E. They’re all equal in speed. </text:p>
      <text:p text:style-name="P15"/>
      <text:p text:style-name="P15">4. What can the type command do that whereis can’t do? </text:p>
      <text:p text:style-name="P15">A. Identify the command as being for x86 or x86-64 CPUs </text:p>
      <text:p text:style-name="P15">B. Locate commands based on their intended purpose, not just by name </text:p>
      <text:p text:style-name="P15">C. <text:span text:style-name="T10">Identify a command as an alias, internal command, or external command</text:span></text:p>
      <text:p text:style-name="P15">D. Assist in typing a command by finishing typing it for you </text:p>
      <text:p text:style-name="P15">E. Identify a command as being a binary or a script </text:p>
      <text:p text:style-name="P15"/>
      <text:p text:style-name="P15">5. You want to track down all the files in /home that are owned by karen. Which of the fol- </text:p>
      <text:p text:style-name="P15">lowing commands will do the job? </text:p>
      <text:p text:style-name="P15">A. find /home -uid karen </text:p>
      <text:p text:style-name="P15">B. <text:span text:style-name="T10">find /home -user karen</text:span></text:p>
      <text:p text:style-name="P15">C. locate /home -username karen </text:p>
      <text:p text:style-name="P15">D. locate /home Karen </text:p>
      <text:p text:style-name="P15">E. find /home -name karen</text:p>
      <text:p text:style-name="P15"/>
      <text:p text:style-name="P15">6. What can you conclude from the following interaction? </text:p>
      <text:p text:style-name="P15">$ which man </text:p>
      <text:p text:style-name="P15">/usr/bin/man </text:p>
      <text:p text:style-name="P15">A. The only file called man on the computer is in /usr/bin. </text:p>
      <text:p text:style-name="P15">B. The /usr/bin/man program was installed by system package tools. </text:p>
      <text:p text:style-name="P15">C. The /usr/bin/man program will be run by any user who types man. </text:p>
      <text:p text:style-name="P15"><text:soft-page-break/>D. <text:span text:style-name="T10">The first instance of the man program, in path search order, is in /usr/bin. </text:span></text:p>
      <text:p text:style-name="P15">E. The user man owns the /usr/bin/man program fi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4-07-28T12:11:26</meta:creation-date>
    <dc:date>2014-09-05T11:32:49</dc:date>
    <dc:creator>David </dc:creator>
    <meta:editing-duration>P1DT1H17M42S</meta:editing-duration>
    <meta:editing-cycles>78</meta:editing-cycles>
    <meta:generator>LibreOffice/3.5$Linux_X86_64 LibreOffice_project/350m1$Build-2</meta:generator>
    <meta:document-statistic meta:table-count="2" meta:image-count="0" meta:object-count="0" meta:page-count="4" meta:paragraph-count="110" meta:word-count="795" meta:character-count="4666" meta:non-whitespace-character-count="3938"/>
  </office:meta>
</office:document-meta>
</file>